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top="0in" fo:margin-bottom="0in" loext:contextual-spacing="false"/>
      <style:text-properties officeooo:rsid="000e0547" officeooo:paragraph-rsid="00108c64"/>
    </style:style>
    <style:style style:name="P2" style:family="paragraph" style:parent-style-name="Обычный_20__28_веб_29_">
      <style:paragraph-properties fo:margin-top="0in" fo:margin-bottom="0in" loext:contextual-spacing="false"/>
      <style:text-properties officeooo:paragraph-rsid="000e0547"/>
    </style:style>
    <style:style style:name="P3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0e5f4f"/>
    </style:style>
    <style:style style:name="P4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0f2af9"/>
    </style:style>
    <style:style style:name="P5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108c64"/>
    </style:style>
    <style:style style:name="P6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113148"/>
    </style:style>
    <style:style style:name="P7" style:family="paragraph" style:parent-style-name="Обычный_20__28_веб_29_">
      <style:paragraph-properties fo:margin-top="0in" fo:margin-bottom="0in" loext:contextual-spacing="false"/>
      <style:text-properties fo:language="en" fo:country="US" officeooo:rsid="000e0547" officeooo:paragraph-rsid="000e0547"/>
    </style:style>
    <style:style style:name="P8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3148" officeooo:paragraph-rsid="000e0547"/>
    </style:style>
    <style:style style:name="P9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a469" officeooo:paragraph-rsid="0011a469"/>
    </style:style>
    <style:style style:name="P10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b76c" officeooo:paragraph-rsid="0011b76c"/>
    </style:style>
    <style:style style:name="P11" style:family="paragraph" style:parent-style-name="Обычный_20__28_веб_29_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0f2af9"/>
    </style:style>
    <style:style style:name="P12" style:family="paragraph" style:parent-style-name="Обычный_20__28_веб_29_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113148"/>
    </style:style>
    <style:style style:name="P13" style:family="paragraph" style:parent-style-name="Обычный_20__28_веб_29_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14" style:family="paragraph" style:parent-style-name="Preformatted_20_Text">
      <style:paragraph-properties fo:margin-top="0in" fo:margin-bottom="0in" loext:contextual-spacing="false"/>
      <style:text-properties officeooo:rsid="000e0547" officeooo:paragraph-rsid="000f2af9"/>
    </style:style>
    <style:style style:name="P15" style:family="paragraph" style:parent-style-name="Preformatted_20_Text">
      <style:paragraph-properties fo:margin-top="0in" fo:margin-bottom="0in" loext:contextual-spacing="false"/>
      <style:text-properties officeooo:rsid="000e0547" officeooo:paragraph-rsid="00108c64"/>
    </style:style>
    <style:style style:name="P16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17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0f2af9"/>
    </style:style>
    <style:style style:name="P18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0547" officeooo:paragraph-rsid="00113148"/>
    </style:style>
    <style:style style:name="P19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 officeooo:paragraph-rsid="00113148"/>
    </style:style>
    <style:style style:name="P20" style:family="paragraph" style:parent-style-name="Обычный_20__28_веб_29_">
      <style:paragraph-properties fo:margin-top="0in" fo:margin-bottom="0in" loext:contextual-spacing="false" fo:break-before="page"/>
      <style:text-properties fo:language="en" fo:country="US" officeooo:rsid="0011a469" officeooo:paragraph-rsid="0011a469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Обычный_20__28_веб_29_">
      <style:paragraph-properties fo:margin-top="0in" fo:margin-bottom="0.1945in" loext:contextual-spacing="false" fo:break-before="page"/>
      <style:text-properties fo:language="en" fo:country="US"/>
    </style:style>
    <style:style style:name="P23" style:family="paragraph" style:parent-style-name="Обычный_20__28_веб_29_">
      <style:text-properties fo:language="en" fo:country="US"/>
    </style:style>
    <style:style style:name="P24" style:family="paragraph" style:parent-style-name="Heading_20_2">
      <style:text-properties fo:font-size="12pt" fo:language="en" fo:country="US" style:font-size-asian="12pt" style:font-size-complex="12pt"/>
    </style:style>
    <style:style style:name="P25" style:family="paragraph" style:parent-style-name="Обычный_20__28_веб_29_" style:master-page-name="Standard">
      <style:paragraph-properties fo:margin-top="0in" fo:margin-bottom="0.1945in" loext:contextual-spacing="false" style:page-number="auto"/>
      <style:text-properties fo:language="en" fo:country="US" officeooo:rsid="000e0547" officeooo:paragraph-rsid="000e0547"/>
    </style:style>
    <style:style style:name="P26" style:family="paragraph" style:parent-style-name="Обычный_20__28_веб_29_" style:list-style-name="WW8Num2">
      <style:paragraph-properties fo:margin-top="0in" fo:margin-bottom="0.1945in" loext:contextual-spacing="false"/>
      <style:text-properties fo:language="en" fo:country="US"/>
    </style:style>
    <style:style style:name="P27" style:family="paragraph" style:parent-style-name="Обычный_20__28_веб_29_" style:list-style-name="WW8Num1">
      <style:paragraph-properties fo:margin-top="0in" fo:margin-bottom="0.1945in" loext:contextual-spacing="false"/>
    </style:style>
    <style:style style:name="P28" style:family="paragraph" style:parent-style-name="Обычный_20__28_веб_29_" style:list-style-name="L2">
      <style:paragraph-properties fo:margin-top="0in" fo:margin-bottom="0in" loext:contextual-spacing="false"/>
      <style:text-properties fo:language="en" fo:country="US" officeooo:rsid="000f2af9" officeooo:paragraph-rsid="000f2af9"/>
    </style:style>
    <style:style style:name="P29" style:family="paragraph" style:parent-style-name="Обычный_20__28_веб_29_" style:list-style-name="L3">
      <style:paragraph-properties fo:margin-top="0in" fo:margin-bottom="0in" loext:contextual-spacing="false"/>
      <style:text-properties fo:language="en" fo:country="US" officeooo:rsid="000f2af9" officeooo:paragraph-rsid="000f2af9" fo:background-color="#72bf44"/>
    </style:style>
    <style:style style:name="P30" style:family="paragraph" style:parent-style-name="Обычный_20__28_веб_29_" style:list-style-name="L16">
      <style:paragraph-properties fo:margin-top="0in" fo:margin-bottom="0in" loext:contextual-spacing="false"/>
      <style:text-properties fo:language="en" fo:country="US" officeooo:rsid="000e5f4f" officeooo:paragraph-rsid="000e5f4f" fo:background-color="#fdb94d"/>
    </style:style>
    <style:style style:name="P31" style:family="paragraph" style:parent-style-name="Обычный_20__28_веб_29_">
      <style:paragraph-properties fo:margin-top="0in" fo:margin-bottom="0in" loext:contextual-spacing="false"/>
      <style:text-properties fo:language="en" fo:country="US" officeooo:rsid="0011b76c" officeooo:paragraph-rsid="0011b76c"/>
    </style:style>
    <style:style style:name="P32" style:family="paragraph" style:parent-style-name="Обычный_20__28_веб_29_" style:list-style-name="L4">
      <style:paragraph-properties fo:margin-top="0in" fo:margin-bottom="0in" loext:contextual-spacing="false"/>
      <style:text-properties officeooo:rsid="000e0547" officeooo:paragraph-rsid="000f2af9"/>
    </style:style>
    <style:style style:name="P33" style:family="paragraph" style:parent-style-name="Обычный_20__28_веб_29_" style:list-style-name="L8">
      <style:paragraph-properties fo:margin-top="0in" fo:margin-bottom="0in" loext:contextual-spacing="false"/>
      <style:text-properties officeooo:rsid="000e0547" officeooo:paragraph-rsid="00108c64"/>
    </style:style>
    <style:style style:name="P34" style:family="paragraph" style:parent-style-name="Обычный_20__28_веб_29_" style:list-style-name="L6">
      <style:paragraph-properties fo:margin-top="0in" fo:margin-bottom="0in" loext:contextual-spacing="false"/>
      <style:text-properties officeooo:paragraph-rsid="00108c64"/>
    </style:style>
    <style:style style:name="P35" style:family="paragraph" style:parent-style-name="Обычный_20__28_веб_29_" style:list-style-name="L12">
      <style:paragraph-properties fo:margin-top="0in" fo:margin-bottom="0in" loext:contextual-spacing="false"/>
      <style:text-properties officeooo:paragraph-rsid="00113148"/>
    </style:style>
    <style:style style:name="P36" style:family="paragraph" style:parent-style-name="Обычный_20__28_веб_29_" style:list-style-name="L16">
      <style:paragraph-properties fo:margin-top="0in" fo:margin-bottom="0in" loext:contextual-spacing="false"/>
      <style:text-properties officeooo:paragraph-rsid="000e0547"/>
    </style:style>
    <style:style style:name="P37" style:family="paragraph" style:parent-style-name="Обычный_20__28_веб_29_" style:list-style-name="L1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 fo:background-color="#fdb94d"/>
    </style:style>
    <style:style style:name="P38" style:family="paragraph" style:parent-style-name="Обычный_20__28_веб_29_" style:list-style-name="L17">
      <style:paragraph-properties fo:margin-top="0in" fo:margin-bottom="0in" loext:contextual-spacing="false"/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0e5f4f" officeooo:paragraph-rsid="00113148" style:font-name-asian="Times New Roman" style:font-size-asian="12pt" style:font-name-complex="Times New Roman" style:font-size-complex="12pt" style:language-complex="ar" style:country-complex="SA"/>
    </style:style>
    <style:style style:name="P39" style:family="paragraph" style:parent-style-name="Обычный_20__28_веб_29_" style:list-style-name="L17">
      <style:paragraph-properties fo:margin-top="0in" fo:margin-bottom="0in" loext:contextual-spacing="false"/>
      <style:text-properties officeooo:rsid="000e5f4f" officeooo:paragraph-rsid="000e5f4f"/>
    </style:style>
    <style:style style:name="P40" style:family="paragraph" style:parent-style-name="Обычный_20__28_веб_29_" style:list-style-name="WW8Num2">
      <style:paragraph-properties fo:margin-top="0.1945in" fo:margin-bottom="0in" loext:contextual-spacing="false"/>
    </style:style>
    <style:style style:name="P41" style:family="paragraph" style:parent-style-name="Обычный_20__28_веб_29_" style:list-style-name="WW8Num1">
      <style:paragraph-properties fo:margin-top="0.1945in" fo:margin-bottom="0in" loext:contextual-spacing="false"/>
    </style:style>
    <style:style style:name="P42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5f4f" officeooo:paragraph-rsid="000f2af9"/>
    </style:style>
    <style:style style:name="P43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5f4f" officeooo:paragraph-rsid="000e5f4f"/>
    </style:style>
    <style:style style:name="P44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e5f4f" fo:background-color="#72bf44"/>
    </style:style>
    <style:style style:name="P45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f2af9" fo:background-color="#72bf44"/>
    </style:style>
    <style:style style:name="P46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0e5f4f"/>
    </style:style>
    <style:style style:name="P47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f2af9"/>
    </style:style>
    <style:style style:name="P48" style:family="paragraph" style:parent-style-name="Preformatted_20_Text" style:list-style-name="L9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f2af9"/>
    </style:style>
    <style:style style:name="P49" style:family="paragraph" style:parent-style-name="Preformatted_20_Text" style:list-style-name="L10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08c64"/>
    </style:style>
    <style:style style:name="P50" style:family="paragraph" style:parent-style-name="Preformatted_20_Text" style:list-style-name="L1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08c64"/>
    </style:style>
    <style:style style:name="P51" style:family="paragraph" style:parent-style-name="Preformatted_20_Text" style:list-style-name="L13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13148"/>
    </style:style>
    <style:style style:name="P52" style:family="paragraph" style:parent-style-name="Preformatted_20_Text" style:list-style-name="L14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13148"/>
    </style:style>
    <style:style style:name="P53" style:family="paragraph" style:parent-style-name="Preformatted_20_Text" style:list-style-name="L15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113148"/>
    </style:style>
    <style:style style:name="P54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0f2af9"/>
    </style:style>
    <style:style style:name="P55" style:family="paragraph" style:parent-style-name="Preformatted_20_Text" style:list-style-name="L10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108c64"/>
    </style:style>
    <style:style style:name="P56" style:family="paragraph" style:parent-style-name="Preformatted_20_Text" style:list-style-name="L1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rsid="000e0547" officeooo:paragraph-rsid="000e0547" fo:background-color="#fdb94d"/>
    </style:style>
    <style:style style:name="P57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font-style="normal" fo:font-weight="normal" officeooo:paragraph-rsid="00141614"/>
    </style:style>
    <style:style style:name="P58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f2af9"/>
    </style:style>
    <style:style style:name="P59" style:family="paragraph" style:parent-style-name="Preformatted_20_Text" style:list-style-name="L1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/>
    </style:style>
    <style:style style:name="P60" style:family="paragraph" style:parent-style-name="Preformatted_20_Text" style:list-style-name="L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61" style:family="paragraph" style:parent-style-name="Preformatted_20_Text" style:list-style-name="L3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62" style:family="paragraph" style:parent-style-name="Preformatted_20_Text" style:list-style-name="L4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63" style:family="paragraph" style:parent-style-name="Preformatted_20_Text" style:list-style-name="L5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 officeooo:paragraph-rsid="000f2af9"/>
    </style:style>
    <style:style style:name="P64" style:family="paragraph" style:parent-style-name="Preformatted_20_Text" style:list-style-name="L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65" style:family="paragraph" style:parent-style-name="Preformatted_20_Text" style:list-style-name="L7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66" style:family="paragraph" style:parent-style-name="Preformatted_20_Text" style:list-style-name="L8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67" style:family="paragraph" style:parent-style-name="Preformatted_20_Text" style:list-style-name="L9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0f2af9"/>
    </style:style>
    <style:style style:name="P68" style:family="paragraph" style:parent-style-name="Preformatted_20_Text" style:list-style-name="L10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 officeooo:paragraph-rsid="00108c64"/>
    </style:style>
    <style:style style:name="P69" style:family="paragraph" style:parent-style-name="Preformatted_20_Text" style:list-style-name="L12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 officeooo:paragraph-rsid="00113148"/>
    </style:style>
    <style:style style:name="P70" style:family="paragraph" style:parent-style-name="Preformatted_20_Text" style:list-style-name="L16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 fo:background-color="#fdb94d"/>
    </style:style>
    <style:style style:name="P71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113148" style:font-name-asian="Times New Roman" style:font-size-asian="12pt" style:font-name-complex="Times New Roman" style:font-size-complex="12pt" style:language-complex="ar" style:country-complex="SA"/>
    </style:style>
    <style:style style:name="P72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0e5f4f" officeooo:paragraph-rsid="000e5f4f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style:font-name="monospace" fo:font-size="10.5pt" fo:letter-spacing="normal" fo:language="en" fo:country="US" fo:font-style="normal" fo:font-weight="normal" officeooo:rsid="0011a469" officeooo:paragraph-rsid="00154c4e"/>
    </style:style>
    <style:style style:name="P74" style:family="paragraph" style:parent-style-name="Preformatted_20_Text">
      <style:paragraph-properties fo:margin-top="0in" fo:margin-bottom="0in" loext:contextual-spacing="false"/>
      <style:text-properties fo:font-variant="normal" fo:text-transform="none" fo:color="#000000" fo:letter-spacing="normal" officeooo:paragraph-rsid="0011b76c"/>
    </style:style>
    <style:style style:name="P75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0e5f4f" officeooo:paragraph-rsid="000e5f4f" style:font-name-asian="Times New Roman" style:font-size-asian="12pt" style:font-name-complex="Times New Roman" style:font-size-complex="12pt" style:language-complex="ar" style:country-complex="SA"/>
    </style:style>
    <style:style style:name="P76" style:family="paragraph" style:parent-style-name="Preformatted_20_Text" style:list-style-name="L17">
      <style:paragraph-properties fo:margin-top="0in" fo:margin-bottom="0in" loext:contextual-spacing="false"/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0e5f4f" officeooo:paragraph-rsid="00113148" style:font-name-asian="Times New Roman" style:font-size-asian="12pt" style:font-name-complex="Times New Roman" style:font-size-complex="12pt" style:language-complex="ar" style:country-complex="SA"/>
    </style:style>
    <style:style style:name="P77" style:family="paragraph" style:parent-style-name="Preformatted_20_Text" style:list-style-name="L5">
      <style:paragraph-properties fo:margin-top="0in" fo:margin-bottom="0in" loext:contextual-spacing="false"/>
      <style:text-properties officeooo:rsid="000e0547" officeooo:paragraph-rsid="000f2af9"/>
    </style:style>
    <style:style style:name="P78" style:family="paragraph" style:parent-style-name="Preformatted_20_Text" style:list-style-name="L10">
      <style:paragraph-properties fo:margin-top="0in" fo:margin-bottom="0in" loext:contextual-spacing="false"/>
      <style:text-properties officeooo:rsid="000e0547" officeooo:paragraph-rsid="00108c64"/>
    </style:style>
    <style:style style:name="P79" style:family="paragraph" style:parent-style-name="Preformatted_20_Text" style:list-style-name="L11">
      <style:paragraph-properties fo:margin-top="0in" fo:margin-bottom="0in" loext:contextual-spacing="false"/>
      <style:text-properties officeooo:rsid="000e0547" officeooo:paragraph-rsid="00108c64"/>
    </style:style>
    <style:style style:name="P80" style:family="paragraph" style:parent-style-name="Preformatted_20_Text" style:list-style-name="L14">
      <style:paragraph-properties fo:margin-top="0in" fo:margin-bottom="0in" loext:contextual-spacing="false"/>
      <style:text-properties officeooo:rsid="000e0547" officeooo:paragraph-rsid="00113148"/>
    </style:style>
    <style:style style:name="P81" style:family="paragraph" style:parent-style-name="Preformatted_20_Text" style:list-style-name="L15">
      <style:paragraph-properties fo:margin-top="0in" fo:margin-bottom="0in" loext:contextual-spacing="false"/>
      <style:text-properties officeooo:rsid="000e0547" officeooo:paragraph-rsid="00113148"/>
    </style:style>
    <style:style style:name="P82" style:family="paragraph" style:parent-style-name="Preformatted_20_Text" style:list-style-name="L17">
      <style:paragraph-properties fo:margin-top="0in" fo:margin-bottom="0in" loext:contextual-spacing="false"/>
      <style:text-properties officeooo:rsid="000e5f4f" officeooo:paragraph-rsid="000e5f4f"/>
    </style:style>
    <style:style style:name="P8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8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41614"/>
    </style:style>
    <style:style style:name="P8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845bb"/>
    </style:style>
    <style:style style:name="P8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8f311"/>
    </style:style>
    <style:style style:name="P8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 officeooo:paragraph-rsid="00154c4e"/>
    </style:style>
    <style:style style:name="P8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 officeooo:paragraph-rsid="001744d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style:font-style-complex="italic"/>
    </style:style>
    <style:style style:name="T6" style:family="text">
      <style:text-properties fo:language="en" fo:country="US" officeooo:rsid="000e0547"/>
    </style:style>
    <style:style style:name="T7" style:family="text">
      <style:text-properties fo:language="en" fo:country="US" officeooo:rsid="000e5f4f"/>
    </style:style>
    <style:style style:name="T8" style:family="text">
      <style:text-properties fo:language="en" fo:country="US" officeooo:rsid="000f2af9"/>
    </style:style>
    <style:style style:name="T9" style:family="text">
      <style:text-properties fo:language="en" fo:country="US" officeooo:rsid="00108c64"/>
    </style:style>
    <style:style style:name="T10" style:family="text">
      <style:text-properties fo:language="en" fo:country="US" officeooo:rsid="00113148"/>
    </style:style>
    <style:style style:name="T11" style:family="text">
      <style:text-properties fo:language="en" fo:country="US" officeooo:rsid="0011b76c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fr" fo:country="FR"/>
    </style:style>
    <style:style style:name="T16" style:family="text">
      <style:text-properties fo:language="fr" fo:country="FR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e0547"/>
    </style:style>
    <style:style style:name="T19" style:family="text">
      <style:text-properties fo:font-variant="normal" fo:text-transform="none" fo:color="#000000" style:font-name="monospace" fo:font-size="10.5pt" fo:letter-spacing="normal" fo:language="en" fo:country="US" fo:font-style="normal" fo:font-weight="normal"/>
    </style:style>
    <style:style style:name="T20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0f2af9"/>
    </style:style>
    <style:style style:name="T21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108c64"/>
    </style:style>
    <style:style style:name="T22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/>
    </style:style>
    <style:style style:name="T23" style:family="text">
      <style:text-properties fo:font-variant="normal" fo:text-transform="none" fo:color="#000000" style:font-name="monospace" fo:font-size="10.5pt" fo:letter-spacing="normal" fo:language="en" fo:country="US" fo:font-style="normal" fo:font-weight="normal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fo:font-variant="normal" fo:text-transform="none" fo:color="#000000" style:font-name="monospace" fo:font-size="10.5pt" fo:letter-spacing="normal" fo:language="en" fo:country="US" fo:font-style="normal" fo:font-weight="normal" officeooo:rsid="00113148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officeooo:rsid="00108c64"/>
    </style:style>
    <style:style style:name="T28" style:family="text">
      <style:text-properties style:font-name="monospace" fo:font-size="10.5pt" fo:font-style="normal" fo:font-weight="normal"/>
    </style:style>
    <style:style style:name="T29" style:family="text">
      <style:text-properties style:font-name="monospace" fo:font-size="10.5pt" fo:language="en" fo:country="US" fo:font-style="normal" fo:font-weight="normal" officeooo:rsid="000e0547"/>
    </style:style>
    <style:style style:name="T30" style:family="text">
      <style:text-properties style:font-name="monospace" fo:font-size="10.5pt" fo:language="en" fo:country="US" fo:font-style="normal" fo:font-weight="normal" officeooo:rsid="00154c4e"/>
    </style:style>
    <style:style style:name="T31" style:family="text">
      <style:text-properties style:font-name="monospace" fo:font-size="10.5pt" fo:language="en" fo:country="US" fo:font-style="normal" fo:font-weight="normal" officeooo:rsid="00108c64"/>
    </style:style>
    <style:style style:name="T32" style:family="text">
      <style:text-properties style:font-name="monospace" fo:font-size="10.5pt" fo:language="en" fo:country="US" fo:font-style="normal" fo:font-weight="normal" officeooo:rsid="000f2af9"/>
    </style:style>
    <style:style style:name="T33" style:family="text">
      <style:text-properties style:font-name="monospace" fo:font-size="10.5pt" fo:language="en" fo:country="US" fo:font-style="normal" fo:font-weight="normal" officeooo:rsid="001744d0"/>
    </style:style>
    <style:style style:name="T34" style:family="text">
      <style:text-properties officeooo:rsid="00154c4e"/>
    </style:style>
    <style:style style:name="T35" style:family="text">
      <style:text-properties officeooo:rsid="001744d0"/>
    </style:style>
    <style:style style:name="T36" style:family="text">
      <style:text-properties officeooo:rsid="001845bb"/>
    </style:style>
    <style:style style:name="T37" style:family="text">
      <style:text-properties officeooo:rsid="0018f3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На русском:</text:p>
      <text:p text:style-name="P3">A – прилагательное</text:p>
      <text:list xml:id="list2787666007" text:style-name="L1">
        <text:list-item>
          <text:p text:style-name="P42"><text:span text:style-name="T6">A=pl </text:span><text:span text:style-name="T1">= 26538</text:span></text:p>
        </text:list-item>
        <text:list-item>
          <text:p text:style-name="P42"><text:span text:style-name="T8">A</text:span><text:span text:style-name="T1">=m = 21418</text:span></text:p>
        </text:list-item>
        <text:list-item>
          <text:p text:style-name="P58">A=f = 20579</text:p>
        </text:list-item>
        <text:list-item>
          <text:p text:style-name="P58">A=n = 13059</text:p>
        </text:list-item>
        <text:list-item>
          <text:p text:style-name="P58">A=sg = 2652</text:p>
        </text:list-item>
        <text:list-item>
          <text:p text:style-name="P44"><text:span text:style-name="T7">A = </text:span><text:span text:style-name="T1">1365</text:span></text:p>
        </text:list-item>
        <text:list-item>
          <text:p text:style-name="P58">A=comp = 806</text:p>
        </text:list-item>
        <text:list-item>
          <text:p text:style-name="P46"><text:span text:style-name="T7">A=brev = </text:span><text:span text:style-name="T1">316</text:span></text:p>
        </text:list-item>
        <text:list-item>
          <text:p text:style-name="P59">A=comp2 = 67</text:p>
        </text:list-item>
        <text:list-item>
          <text:p text:style-name="P58">A=plen = 4</text:p>
        </text:list-item>
        <text:list-item>
          <text:p text:style-name="P59">A=comp2=anom = 1</text:p>
        </text:list-item>
        <text:list-item>
          <text:p text:style-name="P59">A=comp=anom = 1</text:p>
        </text:list-item>
        <text:list-item>
          <text:p text:style-name="P43"><text:span text:style-name="T6">A</text:span><text:span text:style-name="T1">=gen = 1</text:span></text:p>
        </text:list-item>
        <text:list-item>
          <text:p text:style-name="P59">A=ins = 1</text:p>
        </text:list-item>
      </text:list>
      <text:p text:style-name="P4">APRO - местоимен<text:span text:style-name="T34">ие-</text:span>прилагательное</text:p>
      <text:list xml:id="list3869979343" text:style-name="L2">
        <text:list-item>
          <text:p text:style-name="P47"><text:span text:style-name="T1">A-PRO=pl </text:span><text:span text:style-name="T8">= 12834</text:span></text:p>
        </text:list-item>
        <text:list-item>
          <text:p text:style-name="P47"><text:span text:style-name="T1">A-PRO=m </text:span><text:span text:style-name="T8">= 10794</text:span></text:p>
        </text:list-item>
        <text:list-item>
          <text:p text:style-name="P47"><text:span text:style-name="T1">A-PRO=f </text:span><text:span text:style-name="T8">= 9246</text:span></text:p>
        </text:list-item>
        <text:list-item>
          <text:p text:style-name="P47"><text:span text:style-name="T1">A-PRO=n </text:span><text:span text:style-name="T8">= 6376</text:span></text:p>
        </text:list-item>
        <text:list-item>
          <text:p text:style-name="P54"><text:span text:style-name="T6">A-PRO </text:span><text:span text:style-name="T8">= 3801</text:span></text:p>
        </text:list-item>
        <text:list-item>
          <text:p text:style-name="P60">A-PRO=sg = 1961</text:p>
        </text:list-item>
        <text:list-item>
          <text:p text:style-name="P47"><text:span text:style-name="T1">A-PRO=dat </text:span><text:span text:style-name="T8">= 5</text:span></text:p>
        </text:list-item>
        <text:list-item>
          <text:p text:style-name="P45"><text:span text:style-name="T1">APRO </text:span><text:span text:style-name="T8">= 8</text:span></text:p>
        </text:list-item>
        <text:list-item>
          <text:p text:style-name="P28">APRO=m = 1</text:p>
        </text:list-item>
      </text:list>
      <text:p text:style-name="P4">ADV – наречие</text:p>
      <text:list xml:id="list1451412760" text:style-name="L3">
        <text:list-item>
          <text:p text:style-name="P29">ADV = 36604</text:p>
        </text:list-item>
        <text:list-item>
          <text:p text:style-name="P61">ADV=comp = 1045</text:p>
        </text:list-item>
        <text:list-item>
          <text:p text:style-name="P61">ADV=abbr = 152</text:p>
        </text:list-item>
        <text:list-item>
          <text:p text:style-name="P61">ADV=comp2 = 99</text:p>
        </text:list-item>
        <text:list-item>
          <text:p text:style-name="P61">ADV=distort = 12</text:p>
        </text:list-item>
        <text:list-item>
          <text:p text:style-name="P61">ADV=anom = 1</text:p>
        </text:list-item>
        <text:list-item>
          <text:p text:style-name="P61">ADV=comp=anom = 1</text:p>
        </text:list-item>
      </text:list>
      <text:p text:style-name="P11">ADVPRO - местоимен<text:span text:style-name="T34">ие-</text:span>наречие</text:p>
      <text:list xml:id="list3282105120" text:style-name="L4">
        <text:list-item>
          <text:p text:style-name="P32"><text:span text:style-name="T19">ADVPRO </text:span><text:span text:style-name="T20">= 6</text:span></text:p>
        </text:list-item>
        <text:list-item>
          <text:p text:style-name="P62">ADV-PRO = 20762</text:p>
        </text:list-item>
        <text:list-item>
          <text:p text:style-name="P62">ADV-PRO=comp = 252</text:p>
        </text:list-item>
        <text:list-item>
          <text:p text:style-name="P62">ADV-PRO=abbr = 159</text:p>
        </text:list-item>
        <text:list-item>
          <text:p text:style-name="P62">ADV-PRO=distort = 39</text:p>
        </text:list-item>
        <text:list-item>
          <text:p text:style-name="P62">ADV-PRO=comp2 = 9</text:p>
        </text:list-item>
        <text:list-item>
          <text:p text:style-name="P62">ADV-PRO=anom = 2</text:p>
        </text:list-item>
      </text:list>
      <text:p text:style-name="P13">ANUM – <text:span text:style-name="T34">число</text:span>-прилагательное</text:p>
      <text:list xml:id="list1793541087" text:style-name="L5">
        <text:list-item>
          <text:p text:style-name="P63">ANUM=m = 1607</text:p>
        </text:list-item>
        <text:list-item>
          <text:p text:style-name="P63">ANUM=f = 993</text:p>
        </text:list-item>
        <text:list-item>
          <text:p text:style-name="P63">ANUM=n = 524</text:p>
        </text:list-item>
        <text:list-item>
          <text:p text:style-name="P63">ANUM=ciph = 488</text:p>
        </text:list-item>
        <text:list-item>
          <text:p text:style-name="P63">ANUM=pl = 475</text:p>
        </text:list-item>
        <text:list-item>
          <text:p text:style-name="P63">ANUM=sg = 195</text:p>
        </text:list-item>
        <text:list-item>
          <text:p text:style-name="P63">ANUM=nom = 2</text:p>
        </text:list-item>
        <text:list-item>
          <text:p text:style-name="P63">ANUM = 1</text:p>
        </text:list-item>
        <text:list-item>
          <text:p text:style-name="P63">ANUM=gen = 1</text:p>
        </text:list-item>
        <text:list-item>
          <text:p text:style-name="P77"><text:span text:style-name="T20">A-NUM=f </text:span><text:span text:style-name="T21">= 1</text:span></text:p>
        </text:list-item>
      </text:list>
      <text:p text:style-name="P16"/>
      <text:p text:style-name="P16"/>
      <text:p text:style-name="P16"/>
      <text:p text:style-name="P16"/>
      <text:p text:style-name="P1"><text:soft-page-break/><text:span text:style-name="T20">CONJ – со</text:span><text:span text:style-name="T21">юз</text:span></text:p>
      <text:list xml:id="list2680390839" text:style-name="L6">
        <text:list-item>
          <text:p text:style-name="P34"><text:span text:style-name="T21">CONJ = </text:span><text:span text:style-name="T19">72020</text:span></text:p>
        </text:list-item>
        <text:list-item>
          <text:p text:style-name="P64">CONJ=distort = 4</text:p>
        </text:list-item>
      </text:list>
      <text:p text:style-name="P4"/>
      <text:p text:style-name="P14"><text:span text:style-name="T19">INIT=abbr </text:span><text:span text:style-name="T21">- Инициалы</text:span></text:p>
      <text:list xml:id="list2585400534" text:style-name="L7">
        <text:list-item>
          <text:p text:style-name="P65">INIT=abbr = 3530</text:p>
        </text:list-item>
      </text:list>
      <text:p text:style-name="P4"/>
      <text:p text:style-name="P5">INTJ – междометие</text:p>
      <text:list xml:id="list1381154308" text:style-name="L8">
        <text:list-item>
          <text:p text:style-name="P33"><text:span text:style-name="T1">INTJ </text:span><text:span text:style-name="T9">= 878</text:span></text:p>
        </text:list-item>
        <text:list-item>
          <text:p text:style-name="P66">INTJ=distort = 73</text:p>
        </text:list-item>
      </text:list>
      <text:p text:style-name="P17"/>
      <text:p text:style-name="P17">NONLEX - <text:span text:style-name="T35">иностранные слова</text:span>:</text:p>
      <text:list xml:id="list1704873808" text:style-name="L9">
        <text:list-item>
          <text:p text:style-name="P48"><text:span text:style-name="T1">NONLEX </text:span><text:span text:style-name="T9">= 8780</text:span></text:p>
        </text:list-item>
        <text:list-item>
          <text:p text:style-name="P67">NONLEX=abbr = 16</text:p>
        </text:list-item>
      </text:list>
      <text:p text:style-name="P4"/>
      <text:p text:style-name="P5">NUM – <text:span text:style-name="T34">число</text:span>:</text:p>
      <text:list xml:id="list3155641488" text:style-name="L10">
        <text:list-item>
          <text:p text:style-name="P78"><text:span text:style-name="T19">NUM=ciph </text:span><text:span text:style-name="T21">= 19228</text:span></text:p>
        </text:list-item>
        <text:list-item>
          <text:p text:style-name="P68">NUM=acc = 1778</text:p>
        </text:list-item>
        <text:list-item>
          <text:p text:style-name="P49">NUM=nom <text:span text:style-name="T27">= 1575</text:span></text:p>
        </text:list-item>
        <text:list-item>
          <text:p text:style-name="P49">NUM=m <text:span text:style-name="T27">= 779</text:span></text:p>
        </text:list-item>
        <text:list-item>
          <text:p text:style-name="P49">NUM=comp <text:span text:style-name="T27">= 506</text:span></text:p>
        </text:list-item>
        <text:list-item>
          <text:p text:style-name="P49">NUM=gen <text:span text:style-name="T27">= 447</text:span></text:p>
        </text:list-item>
        <text:list-item>
          <text:p text:style-name="P49">NUM=<text:span text:style-name="T27">f = 445</text:span></text:p>
        </text:list-item>
        <text:list-item>
          <text:p text:style-name="P49">NUM=n <text:span text:style-name="T27">= 131</text:span></text:p>
        </text:list-item>
        <text:list-item>
          <text:p text:style-name="P49">NUM <text:span text:style-name="T27">= 123</text:span></text:p>
        </text:list-item>
        <text:list-item>
          <text:p text:style-name="P49">NUM=<text:span text:style-name="T27">ins = 100</text:span></text:p>
        </text:list-item>
        <text:list-item>
          <text:p text:style-name="P49">NUM=<text:span text:style-name="T27">loc = 98</text:span></text:p>
        </text:list-item>
        <text:list-item>
          <text:p text:style-name="P49">NUM=<text:span text:style-name="T27">dat = 61</text:span></text:p>
        </text:list-item>
        <text:list-item>
          <text:p text:style-name="P49">NUM=<text:span text:style-name="T27">gen=ciph = 14</text:span></text:p>
        </text:list-item>
        <text:list-item>
          <text:p text:style-name="P49">NUM=<text:span text:style-name="T27">comp2 = 10</text:span></text:p>
        </text:list-item>
        <text:list-item>
          <text:p text:style-name="P49">NUM=<text:span text:style-name="T27">dat2 = 5</text:span></text:p>
        </text:list-item>
        <text:list-item>
          <text:p text:style-name="P55"><text:span text:style-name="T18">NUM</text:span>=ins=ciph <text:span text:style-name="T27">= 4</text:span></text:p>
        </text:list-item>
        <text:list-item>
          <text:p text:style-name="P49">NUM=dat=ciph <text:span text:style-name="T27">= 3</text:span></text:p>
        </text:list-item>
        <text:list-item>
          <text:p text:style-name="P49">NUM=acc=distort <text:span text:style-name="T27">= 3</text:span></text:p>
        </text:list-item>
        <text:list-item>
          <text:p text:style-name="P49">NUM=nom=distort <text:span text:style-name="T27">= 2</text:span></text:p>
        </text:list-item>
        <text:list-item>
          <text:p text:style-name="P49">NUM=gen=distort <text:span text:style-name="T27">= 1</text:span></text:p>
        </text:list-item>
        <text:list-item>
          <text:p text:style-name="P49">NUM=acc=ciph <text:span text:style-name="T27">= 1</text:span></text:p>
        </text:list-item>
        <text:list-item>
          <text:p text:style-name="P49">NUM=distort <text:span text:style-name="T27">= 1</text:span></text:p>
        </text:list-item>
      </text:list>
      <text:p text:style-name="P15"/>
      <text:p text:style-name="P5">PARENTH – вводное слово</text:p>
      <text:list xml:id="list1836562353" text:style-name="L11">
        <text:list-item>
          <text:p text:style-name="P50"><text:span text:style-name="T1">PARENTH </text:span><text:span text:style-name="T9">= 4748</text:span></text:p>
        </text:list-item>
        <text:list-item>
          <text:p text:style-name="P50"><text:span text:style-name="T1">PARENTH=abbr </text:span><text:span text:style-name="T9">= 3</text:span></text:p>
        </text:list-item>
        <text:list-item>
          <text:p text:style-name="P79"><text:span text:style-name="T19">PARENTH=</text:span><text:span text:style-name="T21">distort = 1</text:span></text:p>
        </text:list-item>
      </text:list>
      <text:p text:style-name="P5"/>
      <text:p text:style-name="P18">PART - частица</text:p>
      <text:list xml:id="list4101411598" text:style-name="L12">
        <text:list-item>
          <text:p text:style-name="P35"><text:span text:style-name="T10">PART = </text:span><text:span text:style-name="T19">41087</text:span></text:p>
        </text:list-item>
        <text:list-item>
          <text:p text:style-name="P69">PART=distort = 49</text:p>
        </text:list-item>
        <text:list-item>
          <text:p text:style-name="P69">PART=anom = 1</text:p>
        </text:list-item>
      </text:list>
      <text:p text:style-name="P5"/>
      <text:p text:style-name="P12">PR – предлог:</text:p>
      <text:list xml:id="list2335739863" text:style-name="L13">
        <text:list-item>
          <text:p text:style-name="P51"><text:span text:style-name="T10">PR = </text:span><text:span text:style-name="T1">97038</text:span></text:p>
        </text:list-item>
        <text:list-item>
          <text:p text:style-name="P51"><text:span text:style-name="T1">PR=distort </text:span><text:span text:style-name="T10">= 5</text:span></text:p>
        </text:list-item>
        <text:list-item>
          <text:p text:style-name="P51"><text:span text:style-name="T1">PR=</text:span><text:span text:style-name="T10">anom = 1</text:span></text:p>
        </text:list-item>
        <text:list-item>
          <text:p text:style-name="P51"><text:span text:style-name="T1">PR=</text:span><text:span text:style-name="T10">abbr = 1</text:span></text:p>
        </text:list-item>
      </text:list>
      <text:p text:style-name="P6"/>
      <text:p text:style-name="P6"/>
      <text:p text:style-name="P6"/>
      <text:p text:style-name="P6"><text:soft-page-break/>PRAEDIC – предикат</text:p>
      <text:list xml:id="list1120863065" text:style-name="L14">
        <text:list-item>
          <text:p text:style-name="P52"><text:span text:style-name="T1">PRAEDIC </text:span><text:span text:style-name="T10">= 7153</text:span></text:p>
        </text:list-item>
        <text:list-item>
          <text:p text:style-name="P52"><text:span text:style-name="T1">PRAEDIC=comp </text:span><text:span text:style-name="T10">= 381</text:span></text:p>
        </text:list-item>
        <text:list-item>
          <text:p text:style-name="P52"><text:span text:style-name="T1">PRAEDIC=comp</text:span><text:span text:style-name="T10">2 = 3</text:span></text:p>
        </text:list-item>
        <text:list-item>
          <text:p text:style-name="P80"><text:span text:style-name="T19">PRAEDIC=</text:span><text:span text:style-name="T22">distort = 3</text:span></text:p>
        </text:list-item>
      </text:list>
      <text:p text:style-name="P19"/>
      <text:p text:style-name="P6">PRAEDICPRO - местоимен<text:span text:style-name="T34">ие-</text:span>предикат:</text:p>
      <text:list xml:id="list1404388866" text:style-name="L15">
        <text:list-item>
          <text:p text:style-name="P53"><text:span text:style-name="T1">PRAEDIC-PRO </text:span><text:span text:style-name="T10">= 83</text:span></text:p>
        </text:list-item>
        <text:list-item>
          <text:p text:style-name="P53"><text:span text:style-name="T1">PRAEDIC-PRO</text:span><text:span text:style-name="T10">=dat = 2</text:span></text:p>
        </text:list-item>
        <text:list-item>
          <text:p text:style-name="P81"><text:span text:style-name="T19">PRAEDIC-PRO</text:span><text:span text:style-name="T22">=ins = 1</text:span></text:p>
        </text:list-item>
      </text:list>
      <text:p text:style-name="P6"/>
      <text:p text:style-name="P6"/>
      <text:p text:style-name="P7">S – существительное</text:p>
      <text:list xml:id="list4042885877" text:style-name="L16">
        <text:list-item>
          <text:p text:style-name="P36"><text:span text:style-name="T6">S = </text:span><text:span text:style-name="T19">280807</text:span></text:p>
        </text:list-item>
        <text:list-item>
          <text:p text:style-name="P37">S=f = 1</text:p>
        </text:list-item>
        <text:list-item>
          <text:p text:style-name="P56"><text:span text:style-name="T1">S=famn </text:span><text:span text:style-name="T7">= 4</text:span></text:p>
        </text:list-item>
        <text:list-item>
          <text:p text:style-name="P30">S=m = 1</text:p>
        </text:list-item>
        <text:list-item>
          <text:p text:style-name="P70">S=persn = 1</text:p>
        </text:list-item>
        <text:list-item>
          <text:p text:style-name="P70">S=pl = 2</text:p>
        </text:list-item>
      </text:list>
      <text:p text:style-name="P3">SPRO - местоимен<text:span text:style-name="T34">ие-</text:span>существительное</text:p>
      <text:list xml:id="list439986661" text:style-name="L17">
        <text:list-item>
          <text:p text:style-name="P39"><text:span text:style-name="T26">S-PRO = </text:span><text:span text:style-name="T25">66521</text:span></text:p>
        </text:list-item>
        <text:list-item>
          <text:p text:style-name="P75">S-PRO=acc = 713</text:p>
        </text:list-item>
        <text:list-item>
          <text:p text:style-name="P75">S-PRO=dat = 534</text:p>
        </text:list-item>
        <text:list-item>
          <text:p text:style-name="P75">S-PRO=ins = 234</text:p>
        </text:list-item>
        <text:list-item>
          <text:p text:style-name="P76">S-PRO=gen = 203</text:p>
        </text:list-item>
        <text:list-item>
          <text:p text:style-name="P75">S-PRO=loc = 127</text:p>
        </text:list-item>
        <text:list-item>
          <text:p text:style-name="P71">S-PRO=pl = 69</text:p>
        </text:list-item>
        <text:list-item>
          <text:p text:style-name="P71">S-PRO=n = 31</text:p>
        </text:list-item>
        <text:list-item>
          <text:p text:style-name="P38">SPRO = 13</text:p>
        </text:list-item>
        <text:list-item>
          <text:p text:style-name="P72">S-PRO=m = 4</text:p>
        </text:list-item>
        <text:list-item>
          <text:p text:style-name="P76">S-PRO=f = 2</text:p>
        </text:list-item>
        <text:list-item>
          <text:p text:style-name="P82"><text:span text:style-name="T24">S</text:span><text:span text:style-name="T23">-PRO=n=sg</text:span><text:span text:style-name="T25"> = 1</text:span></text:p>
        </text:list-item>
      </text:list>
      <text:p text:style-name="P7"/>
      <text:p text:style-name="P2"><text:span text:style-name="T6">V – глагол </text:span><text:span text:style-name="T10">= </text:span><text:span text:style-name="T22">143111</text:span></text:p>
      <text:p text:style-name="P7"/>
      <text:p text:style-name="P2"><text:span text:style-name="T6">PUNCT – Пунктуация </text:span><text:span text:style-name="T10">= </text:span><text:span text:style-name="T22">252179</text:span></text:p>
      <text:p text:style-name="P8"/>
      <text:p text:style-name="P9"/>
      <text:p text:style-name="P20">Для начала оставил: такие теги</text:p>
      <text:p text:style-name="P73">[('S', 280816),<text:tab/><text:tab/><text:span text:style-name="T18">S – существительное</text:span></text:p>
      <text:p text:style-name="P87"><text:s/><text:span text:style-name="T28">('PUNCT', 252179),<text:tab/></text:span><text:span text:style-name="T29">PUNCT – Пунктуация</text:span></text:p>
      <text:p text:style-name="P88"><text:s/><text:span text:style-name="T28">('V', 143111),<text:tab/><text:tab/></text:span><text:span text:style-name="T29">V – глагол </text:span></text:p>
      <text:p text:style-name="P88"><text:s/><text:span text:style-name="T28">('PR', 97045),<text:tab/><text:tab/></text:span><text:span text:style-name="T29">PR – предлог</text:span></text:p>
      <text:p text:style-name="P87"><text:s/><text:span text:style-name="T28">('A', 86808),<text:tab/><text:tab/></text:span><text:span text:style-name="T29">A – прилагательное</text:span></text:p>
      <text:p text:style-name="P88"><text:s/><text:span text:style-name="T28">('CONJ', 72024),<text:tab/></text:span><text:span text:style-name="T32">CONJ – со</text:span><text:span text:style-name="T31">юз</text:span></text:p>
      <text:p text:style-name="P87"><text:s/><text:span text:style-name="T28">('SPRO', 68552),<text:tab/></text:span><text:span text:style-name="T29">SPRO - местоимен</text:span><text:span text:style-name="T30">ие-</text:span><text:span text:style-name="T29">существительное</text:span></text:p>
      <text:p text:style-name="P87"><text:s/><text:span text:style-name="T28">('APRO', 45026),<text:tab/></text:span><text:span text:style-name="T29">APRO - местоимен</text:span><text:span text:style-name="T30">ие-</text:span><text:span text:style-name="T29">прилагательное</text:span></text:p>
      <text:p text:style-name="P88"><text:s/><text:span text:style-name="T28">('PART', 41137),<text:tab/></text:span><text:span text:style-name="T29">PART - частица</text:span></text:p>
      <text:p text:style-name="P87"><text:s/><text:span text:style-name="T28">('ADV', 37914),<text:tab/><text:tab/></text:span><text:span text:style-name="T29">ADV – наречие</text:span></text:p>
      <text:p text:style-name="P87"><text:s/><text:span text:style-name="T28">('NUM', 25335),<text:tab/><text:tab/></text:span><text:span text:style-name="T29">NUM – </text:span><text:span text:style-name="T30">число</text:span></text:p>
      <text:p text:style-name="P87"><text:s/><text:span text:style-name="T28">('ADVPRO', 21229),<text:tab/></text:span><text:span text:style-name="T29">ADVPRO - местоимен</text:span><text:span text:style-name="T30">ие-</text:span><text:span text:style-name="T29">наречие</text:span></text:p>
      <text:p text:style-name="P88"><text:s/><text:span text:style-name="T28">('NONLEX', 8796),<text:tab/></text:span><text:span text:style-name="T29">NONLEX - </text:span><text:span text:style-name="T33">иностранные слова</text:span></text:p>
      <text:p text:style-name="P87"><text:s/><text:span text:style-name="T28">('PRAEDIC', 7540),<text:tab/></text:span><text:span text:style-name="T29">PRAEDIC – предикат</text:span></text:p>
      <text:p text:style-name="P88"><text:s/><text:span text:style-name="T28">('PARENTH', 4752),<text:tab/></text:span><text:span text:style-name="T29">PARENTH – вводное слово</text:span></text:p>
      <text:p text:style-name="P87"><text:s/><text:span text:style-name="T28">('ANUM', 4287),<text:tab/><text:tab/></text:span><text:span text:style-name="T32">ANUM – </text:span><text:span text:style-name="T30">число</text:span><text:span text:style-name="T32">-прилагательное</text:span></text:p>
      <text:p text:style-name="P87"><text:s/><text:span text:style-name="T28">('INIT', 3530),<text:tab/><text:tab/></text:span><text:span text:style-name="T29">INIT </text:span><text:span text:style-name="T31">- Инициалы</text:span></text:p>
      <text:p text:style-name="P87"><text:s/><text:span text:style-name="T28">('INTJ', 951),<text:tab/><text:tab/></text:span><text:span text:style-name="T29">INTJ – междометие</text:span></text:p>
      <text:p text:style-name="P87"><text:s/><text:span text:style-name="T28">('PRAEDICPRO', 86)]<text:tab/></text:span><text:span text:style-name="T29">PRAEDICPRO - местоимен</text:span><text:span text:style-name="T30">ие-</text:span><text:span text:style-name="T29">предикат</text:span></text:p>
      <text:p text:style-name="P9"/>
      <text:p text:style-name="P10">19 классов!</text:p>
      <text:p text:style-name="P10"/>
      <text:p text:style-name="P57"><text:span text:style-name="T11">'PUNCT'<text:tab/>- 0.9978 </text:span>50858.</text:p>
      <text:p text:style-name="P84">'PR'<text:tab/><text:tab/>- 0.9957 19441.</text:p>
      <text:p text:style-name="P84">'INIT'<text:tab/>- 0.9902 710.</text:p>
      <text:p text:style-name="P84"/>
      <text:p text:style-name="P84"><text:span text:style-name="T11">'</text:span>APRO'<text:tab/>- 0.9881 8942.</text:p>
      <text:p text:style-name="P84">'S'<text:tab/><text:tab/>- 0.9717 55233.</text:p>
      <text:p text:style-name="P84">'SPRO'<text:tab/>- 0.9639 13042. <text:span text:style-name="T36">(CONJ)</text:span></text:p>
      <text:p text:style-name="P84">'V'<text:tab/><text:tab/>- 0.9555 27500. <text:span text:style-name="T36">(S)</text:span></text:p>
      <text:p text:style-name="P84">'CONJ'<text:tab/>- 0.9539 13732. <text:span text:style-name="T36">(PART)</text:span></text:p>
      <text:p text:style-name="P84"/>
      <text:p text:style-name="P84"><text:span text:style-name="T11">'</text:span>NUM<text:span text:style-name="T11">'<text:tab/><text:tab/></text:span>- 0.9377 4832. <text:span text:style-name="T36">(S)</text:span></text:p>
      <text:p text:style-name="P84">'PART'<text:tab/>- 0.9364 7797. <text:span text:style-name="T36">(SPRO)</text:span></text:p>
      <text:p text:style-name="P84">'PARENTH'<text:tab/>- 0.9166 879. <text:s/><text:span text:style-name="T36">(PART, ADV)</text:span></text:p>
      <text:p text:style-name="P84">'ADVPRO'<text:tab/>- 0.9111 3833. <text:span text:style-name="T36">(CONJ)</text:span></text:p>
      <text:p text:style-name="P84"/>
      <text:p text:style-name="P84">'A'<text:tab/><text:tab/>- 0.8899 15591.<text:span text:style-name="T36">(S, V)</text:span></text:p>
      <text:p text:style-name="P84">'ADV'<text:tab/><text:tab/>- 0.8861 6665. <text:span text:style-name="T36">(S, V)</text:span></text:p>
      <text:p text:style-name="P84"/>
      <text:p text:style-name="P84">'PRAEDIC'<text:tab/>- 0.8080 1254. <text:span text:style-name="T36">(ADV, PART)</text:span></text:p>
      <text:p text:style-name="P85">'INTJ'<text:tab/>- 0.8020 158. <text:s/><text:span text:style-name="T36">(S &gt; PR, CONJ, A)</text:span></text:p>
      <text:p text:style-name="P86">'PRAEDICPRO- 0.8000 16. <text:s text:c="2"/><text:span text:style-name="T36">(INIT, PRAEDIC)<text:tab/>→ <text:s/>PRAEDIC</text:span></text:p>
      <text:p text:style-name="P84"/>
      <text:p text:style-name="P84">'ANUM'<text:tab/>- 0.7721 654. <text:s/><text:span text:style-name="T37">(APRO &gt; S)<text:tab/><text:tab/>→ NUM</text:span></text:p>
      <text:p text:style-name="P84">'NONLEX'<text:tab/>- 0.6508 1055. <text:span text:style-name="T37">(S &gt; V, A)</text:span></text:p>
      <text:p text:style-name="P84"/>
      <text:p text:style-name="P84"/>
      <text:p text:style-name="P84"/>
      <text:p text:style-name="P83">tensor(0.9515)</text:p>
      <text:p text:style-name="P74"><text:span text:style-name="T28"/></text:p>
      <text:p text:style-name="P10"/>
      <text:p text:style-name="P22">The morphological information ascribed to a word in the text consists of four “fields” or groups of tags:</text:p>
      <text:list xml:id="list1697531231" text:style-name="WW8Num2">
        <text:list-item>
          <text:p text:style-name="P40"><text:span text:style-name="T1">Lemma</text:span> <text:span text:style-name="T1">to</text:span> <text:span text:style-name="T1">which</text:span> <text:span text:style-name="T1">a</text:span> <text:span text:style-name="T1">token</text:span> <text:span text:style-name="T1">belongs</text:span> (<text:span text:style-name="T1">the</text:span> <text:span text:style-name="T1">lemma</text:span> <text:span text:style-name="T1">and</text:span> <text:span text:style-name="T1">POS</text:span> <text:span text:style-name="T1">tag</text:span> <text:span text:style-name="T1">are</text:span> <text:span text:style-name="T1">shown</text:span>)</text:p>
        </text:list-item>
        <text:list-item>
          <text:p text:style-name="P26">Grammar class features of the lemma (such as gender, transitivity)</text:p>
        </text:list-item>
        <text:list-item>
          <text:p text:style-name="P26">Grammar form features of the token (such as case or number).</text:p>
        </text:list-item>
        <text:list-item>
          <text:p text:style-name="P26">Information on a non-standard form (grammatical, or like)</text:p>
        </text:list-item>
      </text:list>
      <text:p text:style-name="P23">The tagset is the following, generally based on Grammar dictionary by Zalizniak:</text:p>
      <text:h text:style-name="P24" text:outline-level="2">POS</text:h>
      <text:p text:style-name="Standard"><text:span text:style-name="T2">S</text:span><text:span text:style-name="T1"> — noun<text:line-break/></text:span><text:span text:style-name="T2">A</text:span><text:span text:style-name="T1"> — adjective<text:line-break/></text:span><text:span text:style-name="T2">NUM</text:span><text:span text:style-name="T1"> — numeral<text:line-break/></text:span><text:span text:style-name="T2">ANUM</text:span><text:span text:style-name="T1"> — adjectuve<text:line-break/></text:span><text:span text:style-name="T2">V</text:span><text:span text:style-name="T1"> — verb<text:line-break/></text:span><text:span text:style-name="T2">ADV</text:span><text:span text:style-name="T1"> — adverb<text:line-break/></text:span><text:span text:style-name="T2">PRAEDIC</text:span><text:span text:style-name="T1"> — praedicative <text:line-break/></text:span><text:span text:style-name="T2">PARENTH</text:span><text:span text:style-name="T1"> — parenthesis<text:line-break/></text:span><text:span text:style-name="T2">SPRO</text:span><text:span text:style-name="T1"> — pronominal noun<text:line-break/></text:span><text:span text:style-name="T2">APRO</text:span><text:span text:style-name="T1"> — pronominal adjective<text:line-break/></text:span><text:span text:style-name="T2">ADVPRO</text:span><text:span text:style-name="T1"> — pronominal adverb<text:line-break/></text:span><text:span text:style-name="T2">PRAEDICPRO</text:span><text:span text:style-name="T1"> — pronominal praedicative<text:line-break/></text:span><text:span text:style-name="T2">PR</text:span><text:span text:style-name="T1"> — preposition<text:line-break/></text:span><text:span text:style-name="T2">CONJ</text:span><text:span text:style-name="T1"> — conjunction<text:line-break/></text:span><text:span text:style-name="T2">PART</text:span><text:span text:style-name="T1"> — particle<text:line-break/></text:span><text:span text:style-name="T2">INTJ</text:span><text:span text:style-name="T1"> — interjection</text:span></text:p>
      <text:h text:style-name="P24" text:outline-level="2">Grammar features</text:h>
      <text:h text:style-name="P24" text:outline-level="2">Gender:</text:h>
      <text:p text:style-name="Standard"><text:span text:style-name="T16">m</text:span><text:span text:style-name="T15"> — masculine<text:line-break/></text:span><text:span text:style-name="T16">f</text:span><text:span text:style-name="T15"> — feminine<text:line-break/></text:span><text:span text:style-name="T16">m-f</text:span><text:span text:style-name="T15"> —common<text:line-break/></text:span><text:span text:style-name="T16">n</text:span><text:span text:style-name="T15"> — neuter</text:span></text:p>
      <text:h text:style-name="Heading_20_2" text:outline-level="2"><text:span text:style-name="T12">Animatedness</text:span><text:span text:style-name="T13">:</text:span></text:h>
      <text:p text:style-name="Standard"><text:span text:style-name="T2">anim</text:span><text:span text:style-name="T1"> — animate<text:line-break/></text:span><text:span text:style-name="T2">inan</text:span><text:span text:style-name="T1"> — inanimate</text:span></text:p>
      <text:h text:style-name="P24" text:outline-level="2">Number:</text:h>
      <text:p text:style-name="Standard"><text:span text:style-name="T2">sg</text:span><text:span text:style-name="T1"> — singular<text:line-break/></text:span><text:span text:style-name="T2">pl</text:span><text:span text:style-name="T1"> — plural</text:span></text:p>
      <text:h text:style-name="P24" text:outline-level="2">Case:</text:h>
      <text:p text:style-name="Standard"><text:soft-page-break/><text:span text:style-name="T2">nom</text:span><text:span text:style-name="T1"> — nominative<text:line-break/></text:span><text:span text:style-name="T2">gen</text:span><text:span text:style-name="T1"> — genitive<text:line-break/></text:span><text:span text:style-name="T2">dat</text:span><text:span text:style-name="T1"> — dative<text:line-break/></text:span><text:span text:style-name="T2">acc</text:span><text:span text:style-name="T1"> — accusative<text:line-break/></text:span><text:span text:style-name="T2">ins</text:span><text:span text:style-name="T1"> — instrumental<text:line-break/></text:span><text:span text:style-name="T2">loc</text:span><text:span text:style-name="T1"> — prepositional<text:line-break/></text:span><text:span text:style-name="T2">gen2</text:span><text:span text:style-name="T1"> — second genitive / partitive<text:line-break/></text:span><text:span text:style-name="T2">acc2</text:span><text:span text:style-name="T1"> — second accusative / loss of animatedness<text:line-break/></text:span><text:span text:style-name="T2">loc2</text:span><text:span text:style-name="T1"> — second prepositional / locative<text:line-break/></text:span><text:span text:style-name="T2">voc</text:span><text:span text:style-name="T1"> — vocative<text:line-break/></text:span><text:span text:style-name="T2">adnum</text:span><text:span text:style-name="T1"> — adnumerative (having a different accent)</text:span></text:p>
      <text:h text:style-name="P24" text:outline-level="2">Full / brief form:</text:h>
      <text:p text:style-name="Standard"><text:span text:style-name="T2">brev</text:span><text:span text:style-name="T1"> — brief form<text:line-break/></text:span><text:span text:style-name="T2">plen</text:span><text:span text:style-name="T1"> — full form</text:span></text:p>
      <text:h text:style-name="P24" text:outline-level="2">Degree of comparison:</text:h>
      <text:p text:style-name="Standard"><text:span text:style-name="T2">comp</text:span><text:span text:style-name="T1"> — comparative degree<text:line-break/></text:span><text:span text:style-name="T2">comp2</text:span><text:span text:style-name="T1"> — comparative degree with </text:span><text:span text:style-name="T3">po</text:span><text:span text:style-name="T1"><text:line-break/></text:span></text:p>
      <text:p text:style-name="P21">Aspect</text:p>
      <text:p text:style-name="Standard"><text:span text:style-name="T2">pf</text:span><text:span text:style-name="T1"> — perfective<text:line-break/></text:span><text:span text:style-name="T2">ipf</text:span><text:span text:style-name="T1"> — imperfective</text:span></text:p>
      <text:h text:style-name="P24" text:outline-level="2">Transitivity:</text:h>
      <text:p text:style-name="Standard"><text:span text:style-name="T14">intr</text:span> — <text:span text:style-name="T1">intransitive</text:span><text:line-break/><text:span text:style-name="T14">tran</text:span> — <text:span text:style-name="T1">transitive</text:span></text:p>
      <text:h text:style-name="Heading_20_2" text:outline-level="2"><text:span text:style-name="T12">Voice</text:span><text:span text:style-name="T13">:</text:span></text:h>
      <text:p text:style-name="Standard"><text:span text:style-name="T2">act</text:span><text:span text:style-name="T1"> — active<text:line-break/></text:span><text:span text:style-name="T2">pass</text:span><text:span text:style-name="T1"> — passive<text:line-break/></text:span><text:span text:style-name="T2">med</text:span><text:span text:style-name="T1"> — medial</text:span></text:p>
      <text:h text:style-name="P24" text:outline-level="2">Form</text:h>
      <text:p text:style-name="Standard"><text:span text:style-name="T2">inf</text:span><text:span text:style-name="T1"> — infinitive<text:line-break/></text:span><text:span text:style-name="T2">partcp</text:span><text:span text:style-name="T1"> — participle<text:line-break/></text:span><text:span text:style-name="T2">ger</text:span><text:span text:style-name="T1"> — gerund</text:span></text:p>
      <text:h text:style-name="P24" text:outline-level="2">Mood:</text:h>
      <text:p text:style-name="Standard"><text:span text:style-name="T2">indic</text:span><text:span text:style-name="T1"> — indicative<text:line-break/></text:span><text:span text:style-name="T2">imper</text:span><text:span text:style-name="T1"> — imperative<text:line-break/></text:span><text:span text:style-name="T2">imper2</text:span><text:span text:style-name="T1"> — imperative 1sg. in -te</text:span></text:p>
      <text:h text:style-name="Heading_20_2" text:outline-level="2"><text:span text:style-name="T12">Tense</text:span><text:span text:style-name="T13">:</text:span></text:h>
      <text:p text:style-name="Standard"><text:soft-page-break/><text:span text:style-name="T14">praet</text:span> — <text:span text:style-name="T1">past</text:span><text:line-break/><text:span text:style-name="T14">praes</text:span> — <text:span text:style-name="T1">present</text:span><text:line-break/><text:span text:style-name="T14">fut</text:span> — <text:span text:style-name="T1">future</text:span></text:p>
      <text:h text:style-name="Heading_20_2" text:outline-level="2"><text:span text:style-name="T12">Person</text:span><text:span text:style-name="T13">:</text:span></text:h>
      <text:p text:style-name="Standard"><text:span text:style-name="T2">1p</text:span><text:span text:style-name="T1"> — first<text:line-break/></text:span><text:span text:style-name="T2">2p</text:span><text:span text:style-name="T1"> — second<text:line-break/></text:span><text:span text:style-name="T2">3p</text:span><text:span text:style-name="T1"> — third</text:span></text:p>
      <text:h text:style-name="P24" text:outline-level="2">Varia:</text:h>
      <text:p text:style-name="Standard"><text:span text:style-name="T2">persn</text:span><text:span text:style-name="T1"> — personal name<text:line-break/></text:span><text:span text:style-name="T2">patrn</text:span><text:span text:style-name="T1"> — patronym<text:line-break/></text:span><text:span text:style-name="T2">famn</text:span><text:span text:style-name="T1"> — surname/family name<text:line-break/></text:span><text:span text:style-name="T2">0</text:span><text:span text:style-name="T1"> — indeclinable</text:span></text:p>
      <text:h text:style-name="Heading_20_2" text:outline-level="2"><text:span text:style-name="T12">Multiple</text:span><text:span text:style-name="T13"> </text:span><text:span text:style-name="T12">analyses</text:span></text:h>
      <text:p text:style-name="P23">Multiple analyses are allowed in the following cases</text:p>
      <text:list xml:id="list3905025521" text:style-name="WW8Num1">
        <text:list-item>
          <text:p text:style-name="P41"><text:span text:style-name="T1">Adjectives homonymous with participles (</text:span><text:span text:style-name="T3">otkrytyj</text:span><text:span text:style-name="T1">). </text:span></text:p>
        </text:list-item>
        <text:list-item>
          <text:p text:style-name="P27"><text:span text:style-name="T1">Impossible to select lemma or grammatical feature in a given context (</text:span><text:span text:style-name="T17">не</text:span><text:span text:style-name="T4"> </text:span><text:span text:style-name="T17">видел</text:span><text:span text:style-name="T4"> </text:span><text:span text:style-name="T17">родного</text:span><text:span text:style-name="T4"> </text:span><text:span text:style-name="T17">отца</text:span><text:span text:style-name="T1"> — </text:span><text:span text:style-name="Strong_20_Emphasis"><text:span text:style-name="T1">gen/acc</text:span></text:span><text:span text:style-name="T1">; </text:span><text:span text:style-name="T17">манекену</text:span><text:span text:style-name="T1"> — </text:span><text:span text:style-name="Strong_20_Emphasis"><text:span text:style-name="T1">anim/inan</text:span></text:span><text:span text:style-name="T1">; </text:span><text:span text:style-name="T17">спазмами</text:span><text:span text:style-name="T1"> — either </text:span>СПАЗМ<text:span text:style-name="T1"> or </text:span>СПАЗМА<text:span text:style-name="T1"> </text:span>и<text:span text:style-name="T1"> </text:span>т<text:span text:style-name="T1">. </text:span>п<text:span text:style-name="T1">.)</text:span></text:p>
        </text:list-item>
      </text:list>
      <text:h text:style-name="Heading_20_2" text:outline-level="2"><text:span text:style-name="T12">Non</text:span><text:span text:style-name="T13">-</text:span><text:span text:style-name="T12">standard</text:span><text:span text:style-name="T13"> </text:span><text:span text:style-name="T12">forms</text:span></text:h>
      <text:p text:style-name="Обычный_20__28_веб_29_"><text:span text:style-name="T1"><text:line-break/></text:span><text:span text:style-name="T2">anom</text:span><text:span text:style-name="T1">— <text:s/>morphological anomalities<text:line-break/></text:span><text:span text:style-name="T2">distort</text:span><text:span text:style-name="T1"> – orthopgraphical and/or phonetical distortion<text:line-break/></text:span><text:span text:style-name="T2">ciph</text:span><text:span text:style-name="T1">— word written in digits (</text:span><text:span text:style-name="T4">73, LXXIII, 73-</text:span><text:span text:style-name="T17">й</text:span><text:span text:style-name="T4">, 22-</text:span><text:span text:style-name="T17">летний</text:span><text:span text:style-name="T1">); grammatical features are given only when an ending is present (</text:span><text:span text:style-name="T4">14-</text:span><text:span text:style-name="T17">му</text:span><text:span text:style-name="T1">).<text:line-break/></text:span><text:span text:style-name="T2">INIT</text:span><text:span text:style-name="T1">— initials<text:line-break/></text:span><text:span text:style-name="T2">abbr</text:span><text:span text:style-name="T1">— <text:s/>abbreviation that is read in full; acronyms as </text:span><text:span text:style-name="T17">ООН</text:span><text:span text:style-name="T4"> </text:span><text:span text:style-name="T5">or</text:span><text:span text:style-name="T4"> </text:span><text:span text:style-name="T17">вуз</text:span><text:span text:style-name="T4"> </text:span><text:span text:style-name="T5">read as such are analyzed as regular words</text:span><text:span text:style-name="T1">.</text:span></text:p>
      <text:p text:style-name="P23">The paragraphs have XML-tags &lt;p&gt;&lt;/p&gt;, sentences &lt;st&gt;&lt;/st&gt;, words &lt;w&gt;&lt;/w&gt;.</text:p>
      <text:p text:style-name="P23">The grammatical tags are&lt;ana&gt;&lt;/ana&gt;.</text:p>
      <text:p text:style-name="P23">In the attribute lex=”” in the tag &lt;ana&gt; the lemma is given, in the attribute gr=”” the grammatical attributes are given in the order described above: A stress mark is given for the majority of common na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fo:language="en" fo:country="U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morphological information ascribed to a word in the text consists of four “fields” or groups of tags:</dc:title>
    <meta:initial-creator>Dmitri Sitchinava</meta:initial-creator>
    <meta:creation-date>2009-07-16T08:27:00</meta:creation-date>
    <dc:date>2018-11-22T01:21:55.226859658</dc:date>
    <meta:editing-cycles>6</meta:editing-cycles>
    <meta:editing-duration>PT3H53M24S</meta:editing-duration>
    <meta:generator>LibreOffice/6.0.6.2$Linux_X86_64 LibreOffice_project/00m0$Build-2</meta:generator>
    <meta:document-statistic meta:table-count="0" meta:image-count="0" meta:object-count="0" meta:page-count="7" meta:paragraph-count="218" meta:word-count="1093" meta:character-count="6094" meta:non-whitespace-character-count="5200"/>
  </office:meta>
</office:document-meta>
</file>